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51.28mm"/>
    </style:style>
    <style:style style:name="co7" style:family="table-column">
      <style:table-column-properties fo:break-before="auto" style:column-width="7.34mm"/>
    </style:style>
    <style:style style:name="co8" style:family="table-column">
      <style:table-column-properties fo:break-before="auto" style:column-width="30.85mm"/>
    </style:style>
    <style:style style:name="co9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 style:data-style-name="N61">
      <style:text-properties style:use-window-font-color="true"/>
    </style:style>
    <style:style style:name="ce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color="#ffffff"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fo:border="0.06pt solid #000000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mm"/>
      <style:text-properties style:use-window-font-color="true"/>
    </style:style>
    <style:style style:name="ce8" style:family="table-cell" style:parent-style-name="Default" style:data-style-name="N61">
      <style:table-cell-properties fo:background-color="#eeeeee" style:text-align-source="fix" style:repeat-content="false" fo:border="0.06pt solid #000000"/>
      <style:paragraph-properties fo:text-align="end" fo:margin-left="0mm"/>
      <style:text-properties style:use-window-font-color="tru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color="#ffffff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/>
    </style:style>
    <style:style style:name="ce1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00109614184395923" calcext:value-type="float">
            <text:p>1,10E-0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00114559739472497" calcext:value-type="float">
            <text:p>1,15E-09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00214689954702862" calcext:value-type="float">
            <text:p>2,15E-09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00134562405662564" calcext:value-type="float">
            <text:p>1,35E-09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00230189733940733" calcext:value-type="float">
            <text:p>2,30E-09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0014938255077368" calcext:value-type="float">
            <text:p>1,49E-09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00253913867709343" calcext:value-type="float">
            <text:p>2,54E-0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0028798350371062" calcext:value-type="float">
            <text:p>2,88E-09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00622882545542325" calcext:value-type="float">
            <text:p>6,23E-0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00444475567462632" calcext:value-type="float">
            <text:p>4,44E-09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0300529574559505" calcext:value-type="float">
            <text:p>3,01E-0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00610357098196346" calcext:value-type="float">
            <text:p>6,10E-09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0442813163914479" calcext:value-type="float">
            <text:p>4,43E-08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0106549009615264" calcext:value-type="float">
            <text:p>1,07E-08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0655919887293521" calcext:value-type="float">
            <text:p>6,56E-08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0127509700575956" calcext:value-type="float">
            <text:p>1,28E-08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0714705770121782" calcext:value-type="float">
            <text:p>7,15E-08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020358839947221" calcext:value-type="float">
            <text:p>2,04E-08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0767953718394665" calcext:value-type="float">
            <text:p>7,68E-08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031082997509202" calcext:value-type="float">
            <text:p>3,11E-08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101922296380508" calcext:value-type="float">
            <text:p>1,02E-07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0354629108301197" calcext:value-type="float">
            <text:p>3,55E-08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108591107661482" calcext:value-type="float">
            <text:p>1,09E-0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0408846805299845" calcext:value-type="float">
            <text:p>4,09E-08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109941431958305" calcext:value-type="float">
            <text:p>1,10E-0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0627240535067131" calcext:value-type="float">
            <text:p>6,27E-08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111614474107569" calcext:value-type="float">
            <text:p>1,12E-07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154306299293694" calcext:value-type="float">
            <text:p>1,54E-07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121535329355993" calcext:value-type="float">
            <text:p>1,22E-07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162770593448158" calcext:value-type="float">
            <text:p>1,63E-07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15700349109693" calcext:value-type="float">
            <text:p>1,57E-0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271223044023827" calcext:value-type="float">
            <text:p>2,71E-07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185171719735422" calcext:value-type="float">
            <text:p>1,85E-07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300945602660363" calcext:value-type="float">
            <text:p>3,01E-07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21923598758633" calcext:value-type="float">
            <text:p>2,19E-07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352510364010072" calcext:value-type="float">
            <text:p>3,53E-07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25390875535436" calcext:value-type="float">
            <text:p>2,54E-0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387211617436378" calcext:value-type="float">
            <text:p>3,87E-07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270755062814487" calcext:value-type="float">
            <text:p>2,71E-07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456760727018946" calcext:value-type="float">
            <text:p>4,57E-07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291571732091711" calcext:value-type="float">
            <text:p>2,92E-07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560329768362067" calcext:value-type="float">
            <text:p>5,60E-07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305534607392133" calcext:value-type="float">
            <text:p>3,06E-0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607960094711757" calcext:value-type="float">
            <text:p>6,08E-07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366971180554287" calcext:value-type="float">
            <text:p>3,67E-0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0684915555382304" calcext:value-type="float">
            <text:p>6,85E-07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426327053659747" calcext:value-type="float">
            <text:p>4,26E-07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118541121452154" calcext:value-type="float">
            <text:p>1,19E-06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099957223120839" calcext:value-type="float">
            <text:p>1,00E-06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13870367894242" calcext:value-type="float">
            <text:p>1,39E-0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108953282840218" calcext:value-type="float">
            <text:p>1,09E-06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139406859211988" calcext:value-type="float">
            <text:p>1,39E-06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16501652915224" calcext:value-type="float">
            <text:p>1,65E-06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274216683848749" calcext:value-type="float">
            <text:p>2,74E-06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200376957870674" calcext:value-type="float">
            <text:p>2,00E-06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54948223375817" calcext:value-type="float">
            <text:p>5,49E-06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675725709342601" calcext:value-type="float">
            <text:p>6,76E-0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0888889826278216" calcext:value-type="float">
            <text:p>8,89E-06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so 1</text:p>
          </table:table-cell>
          <table:table-cell table:style-name="ce3" office:value-type="float" office:value="0.00000903297885201937" calcext:value-type="float">
            <text:p>9,03E-0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Caso 2</text:p>
          </table:table-cell>
          <table:table-cell table:style-name="ce3" office:value-type="float" office:value="0.000011079891114818" calcext:value-type="float">
            <text:p>1,11E-0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 table:number-rows-repeated="30">
          <table:table-cell table:style-name="Default" table:number-columns-repeated="3"/>
          <table:table-cell table:number-columns-repeated="1020"/>
        </table:table-row>
        <table:table-row table:style-name="ro1" table:number-rows-repeated="104851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sultados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ce11"/>
        <table:table-row table:style-name="ro2">
          <table:table-cell table:style-name="ce4" office:value-type="string" calcext:value-type="string">
            <text:p>Caso de Teste</text:p>
          </table:table-cell>
          <table:table-cell table:style-name="ce4" office:value-type="string" calcext:value-type="string">
            <text:p>Valores</text:p>
          </table:table-cell>
          <table:table-cell table:style-name="ce4" office:value-type="string" calcext:value-type="string">
            <text:p>Tempo de Execução</text:p>
          </table:table-cell>
          <table:table-cell table:number-columns-repeated="2"/>
          <table:table-cell table:style-name="ce4" office:value-type="string" calcext:value-type="string">
            <text:p>Caso de Teste</text:p>
          </table:table-cell>
          <table:table-cell table:style-name="ce4" office:value-type="string" calcext:value-type="string">
            <text:p>Valores</text:p>
          </table:table-cell>
          <table:table-cell table:style-name="ce4" office:value-type="string" calcext:value-type="string">
            <text:p>Tempo de Execução</text:p>
          </table:table-cell>
          <table:table-cell/>
        </table:table-row>
        <table:table-row table:style-name="ro1">
          <table:table-cell table:style-name="ce5" office:value-type="string" calcext:value-type="string">
            <text:p>Caso 1</text:p>
          </table:table-cell>
          <table:table-cell table:style-name="ce7" office:value-type="float" office:value="0.000000185171719735422" calcext:value-type="float">
            <text:p>1,85E-07</text:p>
          </table:table-cell>
          <table:table-cell table:style-name="ce9" office:value-type="float" office:value="113" calcext:value-type="float">
            <text:p>113</text:p>
          </table:table-cell>
          <table:table-cell/>
          <table:table-cell table:style-name="ce14"/>
          <table:table-cell table:style-name="ce5" office:value-type="string" calcext:value-type="string">
            <text:p>Caso 2</text:p>
          </table:table-cell>
          <table:table-cell table:style-name="ce7" office:value-type="float" office:value="0.00000000114559739472497" calcext:value-type="float">
            <text:p>1,15E-09</text:p>
          </table:table-cell>
          <table:table-cell table:style-name="ce9" office:value-type="float" office:value="80" calcext:value-type="float">
            <text:p>80</text:p>
          </table:table-cell>
          <table:table-cell/>
        </table:table-row>
        <table:table-row table:style-name="ro3">
          <table:table-cell table:style-name="ce6" office:value-type="string" calcext:value-type="string">
            <text:p>Caso 1</text:p>
          </table:table-cell>
          <table:table-cell table:style-name="ce8" office:value-type="float" office:value="0.000000270755062814487" calcext:value-type="float">
            <text:p>2,71E-07</text:p>
          </table:table-cell>
          <table:table-cell table:style-name="ce10" office:value-type="float" office:value="24" calcext:value-type="float">
            <text:p>24</text:p>
          </table:table-cell>
          <table:table-cell table:style-name="ce12" office:value-type="string" calcext:value-type="string">
            <text:p>Melhor indivíduo</text:p>
          </table:table-cell>
          <table:table-cell/>
          <table:table-cell table:style-name="ce6" office:value-type="string" calcext:value-type="string">
            <text:p>Caso 2</text:p>
          </table:table-cell>
          <table:table-cell table:style-name="ce8" office:value-type="float" office:value="0.0000000014938255077368" calcext:value-type="float">
            <text:p>1,49E-09</text:p>
          </table:table-cell>
          <table:table-cell table:style-name="ce10" office:value-type="float" office:value="17" calcext:value-type="float">
            <text:p>17</text:p>
          </table:table-cell>
          <table:table-cell table:style-name="ce12" office:value-type="string" calcext:value-type="string">
            <text:p>Melhor indivíduo</text:p>
          </table:table-cell>
        </table:table-row>
        <table:table-row table:style-name="ro1">
          <table:table-cell table:style-name="ce5" office:value-type="string" calcext:value-type="string">
            <text:p>Caso 1</text:p>
          </table:table-cell>
          <table:table-cell table:style-name="ce7" office:value-type="float" office:value="0.000000121535329355993" calcext:value-type="float">
            <text:p>1,22E-0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0.00000000109614184395923" calcext:value-type="float">
            <text:p>1,09614184395923E-09</text:p>
          </table:table-cell>
          <table:table-cell/>
          <table:table-cell table:style-name="ce5" office:value-type="string" calcext:value-type="string">
            <text:p>Caso 2</text:p>
          </table:table-cell>
          <table:table-cell table:style-name="ce7" office:value-type="float" office:value="0.0000000354629108301197" calcext:value-type="float">
            <text:p>3,55E-0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0.00000000114559739472497" calcext:value-type="float">
            <text:p>1,14559739472497E-09</text:p>
          </table:table-cell>
        </table:table-row>
        <table:table-row table:style-name="ro1">
          <table:table-cell table:style-name="ce6" office:value-type="string" calcext:value-type="string">
            <text:p>Caso 1</text:p>
          </table:table-cell>
          <table:table-cell table:style-name="ce8" office:value-type="float" office:value="0.000000108591107661482" calcext:value-type="float">
            <text:p>1,09E-07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/>
          <table:table-cell table:style-name="ce6" office:value-type="string" calcext:value-type="string">
            <text:p>Caso 2</text:p>
          </table:table-cell>
          <table:table-cell table:style-name="ce8" office:value-type="float" office:value="0.000000560329768362067" calcext:value-type="float">
            <text:p>5,60E-07</text:p>
          </table:table-cell>
          <table:table-cell table:style-name="ce10"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5" office:value-type="string" calcext:value-type="string">
            <text:p>Caso 1</text:p>
          </table:table-cell>
          <table:table-cell table:style-name="ce7" office:value-type="float" office:value="0.0000000300529574559505" calcext:value-type="float">
            <text:p>3,01E-08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/>
          <table:table-cell table:style-name="ce5" office:value-type="string" calcext:value-type="string">
            <text:p>Caso 2</text:p>
          </table:table-cell>
          <table:table-cell table:style-name="ce7" office:value-type="float" office:value="0.00000000444475567462632" calcext:value-type="float">
            <text:p>4,44E-09</text:p>
          </table:table-cell>
          <table:table-cell table:style-name="ce9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6" office:value-type="string" calcext:value-type="string">
            <text:p>Caso 1</text:p>
          </table:table-cell>
          <table:table-cell table:style-name="ce8" office:value-type="float" office:value="0.00000099957223120839" calcext:value-type="float">
            <text:p>1,00E-06</text:p>
          </table:table-cell>
          <table:table-cell table:style-name="ce10" office:value-type="float" office:value="15" calcext:value-type="float">
            <text:p>15</text:p>
          </table:table-cell>
          <table:table-cell table:style-name="ce12" office:value-type="string" calcext:value-type="string">
            <text:p>Pior Individuo</text:p>
          </table:table-cell>
          <table:table-cell/>
          <table:table-cell table:style-name="ce6" office:value-type="string" calcext:value-type="string">
            <text:p>Caso 2</text:p>
          </table:table-cell>
          <table:table-cell table:style-name="ce8" office:value-type="float" office:value="0.0000000127509700575956" calcext:value-type="float">
            <text:p>1,28E-08</text:p>
          </table:table-cell>
          <table:table-cell table:style-name="ce10" office:value-type="float" office:value="21" calcext:value-type="float">
            <text:p>21</text:p>
          </table:table-cell>
          <table:table-cell table:style-name="ce12" office:value-type="string" calcext:value-type="string">
            <text:p>Pior Individuo</text:p>
          </table:table-cell>
        </table:table-row>
        <table:table-row table:style-name="ro1">
          <table:table-cell table:style-name="ce5" office:value-type="string" calcext:value-type="string">
            <text:p>Caso 1</text:p>
          </table:table-cell>
          <table:table-cell table:style-name="ce7" office:value-type="float" office:value="0.000000291571732091711" calcext:value-type="float">
            <text:p>2,92E-0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.00000903297885201937" calcext:value-type="float">
            <text:p>9,03297885201937E-06</text:p>
          </table:table-cell>
          <table:table-cell/>
          <table:table-cell table:style-name="ce5" office:value-type="string" calcext:value-type="string">
            <text:p>Caso 2</text:p>
          </table:table-cell>
          <table:table-cell table:style-name="ce7" office:value-type="float" office:value="0.0000054948223375817" calcext:value-type="float">
            <text:p>5,49E-0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000011079891114818" calcext:value-type="float">
            <text:p>1,1079891114818E-05</text:p>
          </table:table-cell>
        </table:table-row>
        <table:table-row table:style-name="ro1">
          <table:table-cell table:style-name="ce6" office:value-type="string" calcext:value-type="string">
            <text:p>Caso 1</text:p>
          </table:table-cell>
          <table:table-cell table:style-name="ce8" office:value-type="float" office:value="0.00000025390875535436" calcext:value-type="float">
            <text:p>2,54E-0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  <table:table-cell table:style-name="ce6" office:value-type="string" calcext:value-type="string">
            <text:p>Caso 2</text:p>
          </table:table-cell>
          <table:table-cell table:style-name="ce8" office:value-type="float" office:value="0.00000000134562405662564" calcext:value-type="float">
            <text:p>1,35E-09</text:p>
          </table:table-cell>
          <table:table-cell table:style-name="ce10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5" office:value-type="string" calcext:value-type="string">
            <text:p>Caso 1</text:p>
          </table:table-cell>
          <table:table-cell table:style-name="ce7" office:value-type="float" office:value="0.00000000253913867709343" calcext:value-type="float">
            <text:p>2,54E-09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/>
          <table:table-cell table:style-name="ce5" office:value-type="string" calcext:value-type="string">
            <text:p>Caso 2</text:p>
          </table:table-cell>
          <table:table-cell table:style-name="ce7" office:value-type="float" office:value="0.0000000106549009615264" calcext:value-type="float">
            <text:p>1,07E-08</text:p>
          </table:table-cell>
          <table:table-cell table:style-name="ce9" office:value-type="float" office:value="33" calcext:value-type="float">
            <text:p>33</text:p>
          </table:table-cell>
          <table:table-cell/>
        </table:table-row>
        <table:table-row table:style-name="ro3">
          <table:table-cell table:style-name="ce6" office:value-type="string" calcext:value-type="string">
            <text:p>Caso 1</text:p>
          </table:table-cell>
          <table:table-cell table:style-name="ce8" office:value-type="float" office:value="0.0000000767953718394665" calcext:value-type="float">
            <text:p>7,68E-08</text:p>
          </table:table-cell>
          <table:table-cell table:style-name="ce10" office:value-type="float" office:value="17" calcext:value-type="float">
            <text:p>17</text:p>
          </table:table-cell>
          <table:table-cell table:style-name="ce12" office:value-type="string" calcext:value-type="string">
            <text:p>Média</text:p>
          </table:table-cell>
          <table:table-cell/>
          <table:table-cell table:style-name="ce6" office:value-type="string" calcext:value-type="string">
            <text:p>Caso 2</text:p>
          </table:table-cell>
          <table:table-cell table:style-name="ce8" office:value-type="float" office:value="0.00000000610357098196346" calcext:value-type="float">
            <text:p>6,10E-09</text:p>
          </table:table-cell>
          <table:table-cell table:style-name="ce10" office:value-type="float" office:value="24" calcext:value-type="float">
            <text:p>24</text:p>
          </table:table-cell>
          <table:table-cell table:style-name="ce12" office:value-type="string" calcext:value-type="string">
            <text:p>Média</text:p>
          </table:table-cell>
        </table:table-row>
        <table:table-row table:style-name="ro1">
          <table:table-cell table:style-name="ce5" office:value-type="string" calcext:value-type="string">
            <text:p>Caso 1</text:p>
          </table:table-cell>
          <table:table-cell table:style-name="ce7" office:value-type="float" office:value="0.00000021923598758633" calcext:value-type="float">
            <text:p>2,19E-07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formula="of:=AVERAGE([.B2:.B31])" office:value-type="float" office:value="0.000000828862173977522" calcext:value-type="float">
            <text:p>8,28862173977522E-07</text:p>
          </table:table-cell>
          <table:table-cell/>
          <table:table-cell table:style-name="ce5" office:value-type="string" calcext:value-type="string">
            <text:p>Caso 2</text:p>
          </table:table-cell>
          <table:table-cell table:style-name="ce7" office:value-type="float" office:value="0.000000607960094711757" calcext:value-type="float">
            <text:p>6,08E-07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formula="of:=AVERAGE([.G2:.G31])" office:value-type="float" office:value="0.00000121141871260259" calcext:value-type="float">
            <text:p>1,21141871260259E-06</text:p>
          </table:table-cell>
        </table:table-row>
        <table:table-row table:style-name="ro1">
          <table:table-cell table:style-name="ce6" office:value-type="string" calcext:value-type="string">
            <text:p>Caso 1</text:p>
          </table:table-cell>
          <table:table-cell table:style-name="ce8" office:value-type="float" office:value="0.00000000230189733940733" calcext:value-type="float">
            <text:p>2,30E-09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2"/>
          <table:table-cell table:style-name="ce6" office:value-type="string" calcext:value-type="string">
            <text:p>Caso 2</text:p>
          </table:table-cell>
          <table:table-cell table:style-name="ce8" office:value-type="float" office:value="0.000000352510364010072" calcext:value-type="float">
            <text:p>3,53E-07</text:p>
          </table:table-cell>
          <table:table-cell table:style-name="ce10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5" office:value-type="string" calcext:value-type="string">
            <text:p>Caso 1</text:p>
          </table:table-cell>
          <table:table-cell table:style-name="ce7" office:value-type="float" office:value="0.00000200376957870674" calcext:value-type="float">
            <text:p>2,00E-06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"/>
          <table:table-cell table:style-name="ce5" office:value-type="string" calcext:value-type="string">
            <text:p>Caso 2</text:p>
          </table:table-cell>
          <table:table-cell table:style-name="ce7" office:value-type="float" office:value="0.000000387211617436378" calcext:value-type="float">
            <text:p>3,87E-07</text:p>
          </table:table-cell>
          <table:table-cell table:style-name="ce9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6" office:value-type="string" calcext:value-type="string">
            <text:p>Caso 1</text:p>
          </table:table-cell>
          <table:table-cell table:style-name="ce8" office:value-type="float" office:value="0.0000000655919887293521" calcext:value-type="float">
            <text:p>6,56E-08</text:p>
          </table:table-cell>
          <table:table-cell table:style-name="ce10" office:value-type="float" office:value="13" calcext:value-type="float">
            <text:p>13</text:p>
          </table:table-cell>
          <table:table-cell table:style-name="ce12" office:value-type="string" calcext:value-type="string">
            <text:p>Tempo médio de Execução</text:p>
          </table:table-cell>
          <table:table-cell/>
          <table:table-cell table:style-name="ce6" office:value-type="string" calcext:value-type="string">
            <text:p>Caso 2</text:p>
          </table:table-cell>
          <table:table-cell table:style-name="ce8" office:value-type="float" office:value="0.000000300945602660363" calcext:value-type="float">
            <text:p>3,01E-07</text:p>
          </table:table-cell>
          <table:table-cell table:style-name="ce10" office:value-type="float" office:value="24" calcext:value-type="float">
            <text:p>24</text:p>
          </table:table-cell>
          <table:table-cell table:style-name="ce12" office:value-type="string" calcext:value-type="string">
            <text:p>Tempo médio de Execução</text:p>
          </table:table-cell>
        </table:table-row>
        <table:table-row table:style-name="ro1">
          <table:table-cell table:style-name="ce5" office:value-type="string" calcext:value-type="string">
            <text:p>Caso 1</text:p>
          </table:table-cell>
          <table:table-cell table:style-name="ce7" office:value-type="float" office:value="0.0000000714705770121782" calcext:value-type="float">
            <text:p>7,15E-08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formula="of:=AVERAGE([.C2:.C31])" office:value-type="float" office:value="18.7" calcext:value-type="float">
            <text:p>18,7</text:p>
          </table:table-cell>
          <table:table-cell/>
          <table:table-cell table:style-name="ce5" office:value-type="string" calcext:value-type="string">
            <text:p>Caso 2</text:p>
          </table:table-cell>
          <table:table-cell table:style-name="ce7" office:value-type="float" office:value="0.000000031082997509202" calcext:value-type="float">
            <text:p>3,11E-08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formula="of:=AVERAGE([.H2:.H31])" office:value-type="float" office:value="18.9666666666667" calcext:value-type="float">
            <text:p>18,9666666666667</text:p>
          </table:table-cell>
        </table:table-row>
        <table:table-row table:style-name="ro1">
          <table:table-cell table:style-name="ce6" office:value-type="string" calcext:value-type="string">
            <text:p>Caso 1</text:p>
          </table:table-cell>
          <table:table-cell table:style-name="ce8" office:value-type="float" office:value="0.00000000214689954702862" calcext:value-type="float">
            <text:p>2,15E-09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table:style-name="ce6" office:value-type="string" calcext:value-type="string">
            <text:p>Caso 2</text:p>
          </table:table-cell>
          <table:table-cell table:style-name="ce8" office:value-type="float" office:value="0.00000139406859211988" calcext:value-type="float">
            <text:p>1,39E-06</text:p>
          </table:table-cell>
          <table:table-cell table:style-name="ce10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5" office:value-type="string" calcext:value-type="string">
            <text:p>Caso 1</text:p>
          </table:table-cell>
          <table:table-cell table:style-name="ce7" office:value-type="float" office:value="0.000000111614474107569" calcext:value-type="float">
            <text:p>1,12E-07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2"/>
          <table:table-cell table:style-name="ce5" office:value-type="string" calcext:value-type="string">
            <text:p>Caso 2</text:p>
          </table:table-cell>
          <table:table-cell table:style-name="ce7" office:value-type="float" office:value="0.000000271223044023827" calcext:value-type="float">
            <text:p>2,71E-07</text:p>
          </table:table-cell>
          <table:table-cell table:style-name="ce9" office:value-type="float" office:value="13" calcext:value-type="float">
            <text:p>13</text:p>
          </table:table-cell>
          <table:table-cell/>
        </table:table-row>
        <table:table-row table:style-name="ro3">
          <table:table-cell table:style-name="ce6" office:value-type="string" calcext:value-type="string">
            <text:p>Caso 1</text:p>
          </table:table-cell>
          <table:table-cell table:style-name="ce8" office:value-type="float" office:value="0.00000108953282840218" calcext:value-type="float">
            <text:p>1,09E-06</text:p>
          </table:table-cell>
          <table:table-cell table:style-name="ce10" office:value-type="float" office:value="14" calcext:value-type="float">
            <text:p>14</text:p>
          </table:table-cell>
          <table:table-cell table:style-name="ce12" office:value-type="string" calcext:value-type="string">
            <text:p>Desvio Padrão</text:p>
          </table:table-cell>
          <table:table-cell/>
          <table:table-cell table:style-name="ce6" office:value-type="string" calcext:value-type="string">
            <text:p>Caso 2</text:p>
          </table:table-cell>
          <table:table-cell table:style-name="ce8" office:value-type="float" office:value="0.000000162770593448158" calcext:value-type="float">
            <text:p>1,63E-07</text:p>
          </table:table-cell>
          <table:table-cell table:style-name="ce10" office:value-type="float" office:value="15" calcext:value-type="float">
            <text:p>15</text:p>
          </table:table-cell>
          <table:table-cell table:style-name="ce12" office:value-type="string" calcext:value-type="string">
            <text:p>Desvio Padrão</text:p>
          </table:table-cell>
        </table:table-row>
        <table:table-row table:style-name="ro1">
          <table:table-cell table:style-name="ce5" office:value-type="string" calcext:value-type="string">
            <text:p>Caso 1</text:p>
          </table:table-cell>
          <table:table-cell table:style-name="ce7" office:value-type="float" office:value="0.00000000109614184395923" calcext:value-type="float">
            <text:p>1,10E-09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formula="of:=STDEV([.B2:.B31])" office:value-type="float" office:value="0.00000200334645034922" calcext:value-type="float">
            <text:p>2,00334645034922E-06</text:p>
          </table:table-cell>
          <table:table-cell/>
          <table:table-cell table:style-name="ce5" office:value-type="string" calcext:value-type="string">
            <text:p>Caso 2</text:p>
          </table:table-cell>
          <table:table-cell table:style-name="ce7" office:value-type="float" office:value="0.0000000408846805299845" calcext:value-type="float">
            <text:p>4,09E-08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formula="of:=STDEV([.G2:.G31])" office:value-type="float" office:value="0.00000264310447588225" calcext:value-type="float">
            <text:p>2,64310447588225E-06</text:p>
          </table:table-cell>
        </table:table-row>
        <table:table-row table:style-name="ro1">
          <table:table-cell table:style-name="ce6" office:value-type="string" calcext:value-type="string">
            <text:p>Caso 1</text:p>
          </table:table-cell>
          <table:table-cell table:style-name="ce8" office:value-type="float" office:value="0.00000675725709342601" calcext:value-type="float">
            <text:p>6,76E-06</text:p>
          </table:table-cell>
          <table:table-cell table:style-name="ce10" office:value-type="float" office:value="16" calcext:value-type="float">
            <text:p>16</text:p>
          </table:table-cell>
          <table:table-cell table:style-name="ce13"/>
          <table:table-cell/>
          <table:table-cell table:style-name="ce6" office:value-type="string" calcext:value-type="string">
            <text:p>Caso 2</text:p>
          </table:table-cell>
          <table:table-cell table:style-name="ce8" office:value-type="float" office:value="0.00000888889826278216" calcext:value-type="float">
            <text:p>8,89E-06</text:p>
          </table:table-cell>
          <table:table-cell table:style-name="ce10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5" office:value-type="string" calcext:value-type="string">
            <text:p>Caso 1</text:p>
          </table:table-cell>
          <table:table-cell table:style-name="ce7" office:value-type="float" office:value="0.000000101922296380508" calcext:value-type="float">
            <text:p>1,02E-07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  <table:table-cell table:style-name="ce5" office:value-type="string" calcext:value-type="string">
            <text:p>Caso 2</text:p>
          </table:table-cell>
          <table:table-cell table:style-name="ce7" office:value-type="float" office:value="0.000000154306299293694" calcext:value-type="float">
            <text:p>1,54E-07</text:p>
          </table:table-cell>
          <table:table-cell table:style-name="ce9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6" office:value-type="string" calcext:value-type="string">
            <text:p>Caso 1</text:p>
          </table:table-cell>
          <table:table-cell table:style-name="ce8" office:value-type="float" office:value="0.000000366971180554287" calcext:value-type="float">
            <text:p>3,67E-07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6" office:value-type="string" calcext:value-type="string">
            <text:p>Caso 2</text:p>
          </table:table-cell>
          <table:table-cell table:style-name="ce8" office:value-type="float" office:value="0.0000000028798350371062" calcext:value-type="float">
            <text:p>2,88E-09</text:p>
          </table:table-cell>
          <table:table-cell table:style-name="ce10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5" office:value-type="string" calcext:value-type="string">
            <text:p>Caso 1</text:p>
          </table:table-cell>
          <table:table-cell table:style-name="ce7" office:value-type="float" office:value="0.000000426327053659747" calcext:value-type="float">
            <text:p>4,26E-07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2"/>
          <table:table-cell table:style-name="ce5" office:value-type="string" calcext:value-type="string">
            <text:p>Caso 2</text:p>
          </table:table-cell>
          <table:table-cell table:style-name="ce7" office:value-type="float" office:value="0.0000000627240535067131" calcext:value-type="float">
            <text:p>6,27E-08</text:p>
          </table:table-cell>
          <table:table-cell table:style-name="ce9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6" office:value-type="string" calcext:value-type="string">
            <text:p>Caso 1</text:p>
          </table:table-cell>
          <table:table-cell table:style-name="ce8" office:value-type="float" office:value="0.00000903297885201937" calcext:value-type="float">
            <text:p>9,03E-06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6" office:value-type="string" calcext:value-type="string">
            <text:p>Caso 2</text:p>
          </table:table-cell>
          <table:table-cell table:style-name="ce8" office:value-type="float" office:value="0.00000274216683848749" calcext:value-type="float">
            <text:p>2,74E-06</text:p>
          </table:table-cell>
          <table:table-cell table:style-name="ce10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5" office:value-type="string" calcext:value-type="string">
            <text:p>Caso 1</text:p>
          </table:table-cell>
          <table:table-cell table:style-name="ce7" office:value-type="float" office:value="0.000000109941431958305" calcext:value-type="float">
            <text:p>1,10E-07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/>
          <table:table-cell table:style-name="ce5" office:value-type="string" calcext:value-type="string">
            <text:p>Caso 2</text:p>
          </table:table-cell>
          <table:table-cell table:style-name="ce7" office:value-type="float" office:value="0.000000020358839947221" calcext:value-type="float">
            <text:p>2,04E-08</text:p>
          </table:table-cell>
          <table:table-cell table:style-name="ce9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6" office:value-type="string" calcext:value-type="string">
            <text:p>Caso 1</text:p>
          </table:table-cell>
          <table:table-cell table:style-name="ce8" office:value-type="float" office:value="0.00000015700349109693" calcext:value-type="float">
            <text:p>1,57E-07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6" office:value-type="string" calcext:value-type="string">
            <text:p>Caso 2</text:p>
          </table:table-cell>
          <table:table-cell table:style-name="ce8" office:value-type="float" office:value="0.000000684915555382304" calcext:value-type="float">
            <text:p>6,85E-07</text:p>
          </table:table-cell>
          <table:table-cell table:style-name="ce10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5" office:value-type="string" calcext:value-type="string">
            <text:p>Caso 1</text:p>
          </table:table-cell>
          <table:table-cell table:style-name="ce7" office:value-type="float" office:value="0.00000000622882545542325" calcext:value-type="float">
            <text:p>6,23E-09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/>
          <table:table-cell table:style-name="ce5" office:value-type="string" calcext:value-type="string">
            <text:p>Caso 2</text:p>
          </table:table-cell>
          <table:table-cell table:style-name="ce7" office:value-type="float" office:value="0.00000118541121452154" calcext:value-type="float">
            <text:p>1,19E-06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6" office:value-type="string" calcext:value-type="string">
            <text:p>Caso 1</text:p>
          </table:table-cell>
          <table:table-cell table:style-name="ce8" office:value-type="float" office:value="0.0000000442813163914479" calcext:value-type="float">
            <text:p>4,43E-08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table:style-name="ce6" office:value-type="string" calcext:value-type="string">
            <text:p>Caso 2</text:p>
          </table:table-cell>
          <table:table-cell table:style-name="ce8" office:value-type="float" office:value="0.000011079891114818" calcext:value-type="float">
            <text:p>1,11E-05</text:p>
          </table:table-cell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5" office:value-type="string" calcext:value-type="string">
            <text:p>Caso 1</text:p>
          </table:table-cell>
          <table:table-cell table:style-name="ce7" office:value-type="float" office:value="0.0000016501652915224" calcext:value-type="float">
            <text:p>1,65E-06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"/>
          <table:table-cell table:style-name="ce5" office:value-type="string" calcext:value-type="string">
            <text:p>Caso 2</text:p>
          </table:table-cell>
          <table:table-cell table:style-name="ce7" office:value-type="float" office:value="0.0000013870367894242" calcext:value-type="float">
            <text:p>1,39E-06</text:p>
          </table:table-cell>
          <table:table-cell table:style-name="ce9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6" office:value-type="string" calcext:value-type="string">
            <text:p>Caso 1</text:p>
          </table:table-cell>
          <table:table-cell table:style-name="ce8" office:value-type="float" office:value="0.000000305534607392133" calcext:value-type="float">
            <text:p>3,06E-07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/>
          <table:table-cell table:style-name="ce6" office:value-type="string" calcext:value-type="string">
            <text:p>Caso 2</text:p>
          </table:table-cell>
          <table:table-cell table:style-name="ce8" office:value-type="float" office:value="0.000000456760727018946" calcext:value-type="float">
            <text:p>4,57E-07</text:p>
          </table:table-cell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1" table:number-rows-repeated="19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 table:number-rows-repeated="10">
          <table:table-cell table:number-columns-repeated="2"/>
          <table:table-cell table:style-name="Default"/>
          <table:table-cell table:number-columns-repeated="6"/>
        </table:table-row>
        <table:table-row table:style-name="ro1" table:number-rows-repeated="104851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Planilha1.E1:Planilha1.G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4:59:22.858652685</meta:creation-date>
    <dc:date>2018-05-08T15:37:37.510695250</dc:date>
    <meta:editing-duration>PT28M5S</meta:editing-duration>
    <meta:editing-cycles>8</meta:editing-cycles>
    <meta:generator>LibreOffice/5.4.5.1$Linux_X86_64 LibreOffice_project/40m0$Build-1</meta:generator>
    <meta:document-statistic meta:table-count="2" meta:cell-count="388" meta:object-count="0"/>
  </office:meta>
</office:document-meta>
</file>